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Instrucciones para la instalación y ejecución de la aplicación</text:span></text:p>
      <text:list text:style-name="L2">
        <text:list-item>
          <text:p text:style-name="P2"><text:span text:style-name="T2">Para clonar el repo en local:</text:span></text:p>
        </text:list-item>
      </text:list>
      <text:p text:style-name="P3"><text:span text:style-name="T2"><text:tab/>- git clone </text:span></text:p>
      <text:p text:style-name="P3"><text:span text:style-name="T2"><text:tab/>- cd aemet-asv/</text:span></text:p>
      <text:list text:style-name="L4">
        <text:list-item>
          <text:p text:style-name="P4"><text:span text:style-name="T2">Clonamos ambos submódulos</text:span></text:p>
        </text:list-item>
      </text:list>
      <text:p text:style-name="P5"><text:span text:style-name="T2"><text:tab/>- git submodule init</text:span></text:p>
      <text:p text:style-name="P5"><text:span text:style-name="T2"><text:tab/>- git submodule update</text:span></text:p>
      <text:list text:style-name="L6">
        <text:list-item>
          <text:p text:style-name="P6"><text:span text:style-name="T2">Ejecutar el front</text:span></text:p>
        </text:list-item>
      </text:list>
      <text:p text:style-name="P7"><text:span text:style-name="T2"><text:tab/>- npm start</text:span></text:p>
      <text:list text:style-name="L8">
        <text:list-item>
          <text:p text:style-name="P8"><text:span text:style-name="T2">Ejecutar el back</text:span></text:p>
        </text:list-item>
      </text:list>
      <text:p text:style-name="P9"><text:span text:style-name="T2"><text:tab/>- mvm clean</text:span></text:p>
      <text:p text:style-name="P9"><text:span text:style-name="T2"><text:tab/>- mvn install</text:span></text:p>
      <text:p text:style-name="P9"><text:span text:style-name="T2"><text:tab/>- Seleccionar AemetApplication y darle a shift+F10 o darle a run</text:span></text:p>
      <text:list text:style-name="L10">
        <text:list-item>
          <text:p text:style-name="P10"><text:span text:style-name="T2">Para hacer peticiones directamente al back con la url - localhost:8080</text:span></text:p>
        </text:list-item>
        <text:list-item>
          <text:p text:style-name="P10"><text:span text:style-name="T2">Para acceder a la interfaz de nuestra aplicacion con la url - localhost:420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